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'Calibri EmbeddedFont', 'Calibri MSFontServic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style:line-height-at-least="0.288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2" style:family="paragraph" style:parent-style-name="Standard">
      <style:text-properties officeooo:paragraph-rsid="0020a0ed"/>
    </style:style>
    <style:style style:name="P3" style:family="paragraph" style:parent-style-name="Standard">
      <style:text-properties officeooo:paragraph-rsid="0020eec5"/>
    </style:style>
    <style:style style:name="P4" style:family="paragraph" style:parent-style-name="Standard">
      <style:text-properties officeooo:paragraph-rsid="002172d5"/>
    </style:style>
    <style:style style:name="P5" style:family="paragraph" style:parent-style-name="Standard">
      <style:text-properties officeooo:rsid="002172d5" officeooo:paragraph-rsid="002172d5"/>
    </style:style>
    <style:style style:name="P6" style:family="paragraph" style:parent-style-name="Standard">
      <style:text-properties officeooo:rsid="00235fec" officeooo:paragraph-rsid="00235fec"/>
    </style:style>
    <style:style style:name="T1" style:family="text">
      <style:text-properties style:font-name="Calibri" fo:font-size="11pt" fo:language="de" fo:country="DE" fo:font-style="normal" fo:font-weight="normal"/>
    </style:style>
    <style:style style:name="T2" style:family="text">
      <style:text-properties fo:language="de" fo:country="DE" fo:font-style="normal" fo:font-weight="normal"/>
    </style:style>
    <style:style style:name="T3" style:family="text">
      <style:text-properties officeooo:rsid="0020a0ed"/>
    </style:style>
    <style:style style:name="T4" style:family="text">
      <style:text-properties officeooo:rsid="0020eec5"/>
    </style:style>
    <style:style style:name="T5" style:family="text">
      <style:text-properties officeooo:rsid="002172d5"/>
    </style:style>
    <style:style style:name="T6" style:family="text">
      <style:text-properties officeooo:rsid="00225dd2"/>
    </style:style>
    <style:style style:name="T7" style:family="text">
      <style:text-properties officeooo:rsid="0022e54c"/>
    </style:style>
    <style:style style:name="T8" style:family="text">
      <style:text-properties officeooo:rsid="00235fec"/>
    </style:style>
    <style:style style:name="T9" style:family="text">
      <style:text-properties officeooo:rsid="00236357"/>
    </style:style>
    <style:style style:name="T10" style:family="text">
      <style:text-properties officeooo:rsid="002462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ORGESCHICHTE &amp; WÄHREND 1. WW</text:span><text:span text:style-name="T2"> </text:span></text:p>
      <text:p text:style-name="Standard">- <text:span text:style-name="T3">August 1914 Bindung zu Gold wird aufgehoben</text:span></text:p>
      <text:p text:style-name="P2">→<text:span text:style-name="T3"> mehr Schuldenaufnahme möglich, 33% Regel aufgehoben</text:span></text:p>
      <text:p text:style-name="P2">→<text:span text:style-name="T4"> Finanzierung des Krieges durch Anleihen statt Steuern (Volk vorerst entlastet)</text:span></text:p>
      <text:p text:style-name="P3">→<text:span text:style-name="T4"> Kaufkraft im Land senken (verhindert Schwarzmarktbildung wegen Kriegsbedingter <text:s text:c="73"/></text:span></text:p>
      <text:p text:style-name="P3"><text:span text:style-name="T4"><text:s text:c="5"/>Güterverknappung), geregelt durch Geldverknappung</text:span></text:p>
      <text:p text:style-name="P3">→<text:span text:style-name="T4"> Schulden sollten durch Reparationszahlungen wie 1871 von Frankreich nach dem Krieg</text:span></text:p>
      <text:p text:style-name="P3"><text:span text:style-name="T4"><text:s text:c="5"/>beglichen werden</text:span></text:p>
      <text:p text:style-name="P3">- <text:span text:style-name="T4">Güterknappheit im Inland</text:span></text:p>
      <text:p text:style-name="P3">→<text:span text:style-name="T4"> Ersatzgüter, keiner Luxusgüter mehr (Baumwolle, Kaffee, …)</text:span></text:p>
      <text:p text:style-name="P3">→<text:span text:style-name="T4"> es kommt zu Beschlagnahmungen von unterschlagenen Gütern</text:span></text:p>
      <text:p text:style-name="P3">- <text:span text:style-name="T4">Bevölkerung wird beruhigt durch hohe Löhne, Güterknappheit führt trotzdem zu Verarmung</text:span></text:p>
      <text:p text:style-name="P3">- <text:span text:style-name="T4">November 1918: 150 mrd. mk. Reichsschulden &gt; 142 mrd. mk. Volkseinkommen</text:span></text:p>
      <text:p text:style-name="P3">- <text:span text:style-name="T4">Krieg wird verloren und Finanzielle Lage ist kritisch, dazu kommen Reparationen an die anderen</text:span></text:p>
      <text:p text:style-name="P3">→<text:span text:style-name="T4"> verstärkte Inflation</text:span></text:p>
      <text:p text:style-name="P4">- <text:span text:style-name="T5">Reparation wurden durch neu gedrucktes Papiergeld beglichen (über Umwege, weil Repart. in</text:span></text:p>
      <text:p text:style-name="P4"><text:span text:style-name="T5"><text:s text:c="2"/>Gold/Gütern/Anleihen/… gefordert waren)</text:span></text:p>
      <text:p text:style-name="P4">→<text:span text:style-name="T5"> Ruin wurde provoziert um Überzogenheit der Reparationen zu demonstrieren.</text:span></text:p>
      <text:p text:style-name="P4"/>
      <text:p text:style-name="P5">REPARATION UND INF<text:span text:style-name="T9">L</text:span>ATION 1918-22</text:p>
      <text:p text:style-name="P5"/>
      <text:p text:style-name="P5">- Mark hat nun 1/10 Wert von 1914</text:p>
      <text:p text:style-name="P5">- 1921/22 Weltweite Konjunktureinbrüche (=Wirtschaft) Aufgrund von Kriegsschäden</text:p>
      <text:p text:style-name="P5">→ Lohndumping (=Niedriglohn) und erholende Volkswirtschaft</text:p>
      <text:p text:style-name="P5">- Fehlende Reparationszahlungen → Ruhrbesetzung durch Frankreich</text:p>
      <text:p text:style-name="P5">→ Regierung ruft zum „Ruhrkampf“ auf (passiver Widerstand, =Streiken)</text:p>
      <text:p text:style-name="P5">→ Streik wird durch Staat finanziert, beginn der Hyperinflation</text:p>
      <text:p text:style-name="P5"><text:tab/>→<text:span text:style-name="T8"> Schulden und Ersparnisse in Mark Wertlos</text:span></text:p>
      <text:p text:style-name="P5">→ <text:span text:style-name="T6">Nov. 1923 Kurs 1 USD &lt;&gt; 4.2 Billionen Mark</text:span></text:p>
      <text:p text:style-name="P5">→<text:span text:style-name="T6"> teilweiser Zusammenbruch von Wirtschaft und Bankensystem</text:span></text:p>
      <text:p text:style-name="P5">→<text:span text:style-name="T6"> Scheine teilweise überdruckt weil Wert sank bevor in Umlauf gebracht</text:span></text:p>
      <text:p text:style-name="P5">→<text:span text:style-name="T7"> steigende Arbeitslosigkeit, kaum Löhne → KPD bekommt Zulauf (Schuld sei Demokratie)</text:span></text:p>
      <text:p text:style-name="P5">- <text:span text:style-name="T7">1923 Gustav Stresemann wird Reichskanzler</text:span></text:p>
      <text:p text:style-name="P5">→<text:span text:style-name="T7"> bricht Ruhrkampf ab (Furcht vor Umsturz)</text:span></text:p>
      <text:p text:style-name="P5">- <text:span text:style-name="T7">Währung soll Stabilisiert werden, Möglichkeiten:</text:span></text:p>
      <text:p text:style-name="P5"><text:tab/>→<text:span text:style-name="T7"> fremde Währung wegen Außenpol. Lage nicht möglich</text:span></text:p>
      <text:p text:style-name="P5"><text:tab/>→<text:span text:style-name="T7"> Rückkehr zu Goldwährung, Stabilisierung durch festen Goldstandard</text:span></text:p>
      <text:p text:style-name="P5"><text:tab/>→<text:span text:style-name="T7"> neue Währung, Deckung durch Inlandswerte</text:span></text:p>
      <text:p text:style-name="P5"><text:tab/> <text:s text:c="4"/><text:span text:style-name="T7">(letzteres wird genommen)</text:span></text:p>
      <text:p text:style-name="P5">- <text:span text:style-name="T7">15. Nov. 1923 Papiermark wird durch Rentenmark (später Reichsmark) abgelöst</text:span></text:p>
      <text:p text:style-name="P5">→<text:span text:style-name="T7"> Papiergeld noch bis 1925 als Notgeld zum wechseln → 1 Bil. Mark &lt;&gt; 1 Rentenmark</text:span></text:p>
      <text:p text:style-name="P5"/>
      <text:p text:style-name="P6">ZUSAMMENFASSUNG</text:p>
      <text:p text:style-name="P6"/>
      <text:p text:style-name="P6">Krieg bezahlt durch Schulden → zurückbekommen durch Reparationensz. von anderen</text:p>
      <text:p text:style-name="P6">Krieg verloren → Schulden bezahlt mit gedrucktem Geld</text:p>
      <text:p text:style-name="P6">kaum Reparationen → Ruhrbesetzung und Ruhrkampf</text:p>
      <text:p text:style-name="P6">Streik bezahlt mit gedrucktem Geld → Hyperinflation → Arbeitslosigkeit, Wertverlust</text:p>
      <text:p text:style-name="P6">Problem gelöst durch Rentenmark <text:span text:style-name="T10">(Streseman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'Calibri EmbeddedFont', 'Calibri MSFontServic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9:31:58.368000000</meta:creation-date>
    <dc:date>2020-10-27T21:23:16.536000000</dc:date>
    <meta:editing-duration>PT14M7S</meta:editing-duration>
    <meta:editing-cycles>4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45" meta:word-count="355" meta:character-count="2659" meta:non-whitespace-character-count="2252"/>
  </office:meta>
</office:document-meta>
</file>